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732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order-bottom="0.99pt double #000000" style:border-line-width-bottom="0.035cm 0.035cm 0.035cm" style:text-align-source="fix" style:repeat-content="false" fo:wrap-option="wrap" fo:border-left="0.99pt double #000000" style:border-line-width-left="0.035cm 0.035cm 0.035cm" fo:border-right="0.06pt solid #000000" fo:border-top="0.99pt double #000000" style:border-line-width-top="0.035cm 0.035cm 0.035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99pt double #000000" style:border-line-width-bottom="0.035cm 0.035cm 0.035cm" style:text-align-source="fix" style:repeat-content="false" fo:wrap-option="wrap" fo:border-left="0.06pt solid #000000" fo:border-right="0.06pt solid #000000" fo:border-top="0.99pt double #000000" style:border-line-width-top="0.035cm 0.035cm 0.035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99pt double #000000" style:border-line-width-bottom="0.035cm 0.035cm 0.035cm" style:text-align-source="fix" style:repeat-content="false" fo:wrap-option="wrap" fo:border-left="0.06pt solid #000000" fo:border-right="0.99pt double #000000" style:border-line-width-right="0.035cm 0.035cm 0.035cm" fo:border-top="0.99pt double #000000" style:border-line-width-top="0.035cm 0.035cm 0.035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row table:style-name="ro1">
          <table:table-cell/>
          <table:table-cell table:style-name="ce1" office:value-type="string" table:number-columns-spanned="4" table:number-rows-spanned="1">
            <text:p>Штатное расписание больницы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 table:number-columns-spanned="4" table:number-rows-spanned="1">
            <text:p>зав больницей Петров И.С.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3" office:value-type="string">
            <text:p>должность</text:p>
          </table:table-cell>
          <table:table-cell table:style-name="ce6" office:value-type="string">
            <text:p>зарплата сотрудника</text:p>
          </table:table-cell>
          <table:table-cell table:style-name="ce6" office:value-type="string">
            <text:p>Кол-во сотрудников</text:p>
          </table:table-cell>
          <table:table-cell table:style-name="ce7" office:value-type="string">
            <text:p>суммарная зарплата</text:p>
          </table:table-cell>
        </table:table-row>
        <table:table-row table:style-name="ro4">
          <table:table-cell/>
          <table:table-cell office:value-type="string">
            <text:p>санитарка</text:p>
          </table:table-cell>
          <table:table-cell office:value-type="float" office:value="7000">
            <text:p>7000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/>
          <table:table-cell office:value-type="string">
            <text:p>медсестра</text:p>
          </table:table-cell>
          <table:table-cell office:value-type="float" office:value="9000">
            <text:p>9000</text:p>
          </table:table-cell>
          <table:table-cell office:value-type="float" office:value="9">
            <text:p>9</text:p>
          </table:table-cell>
          <table:table-cell/>
        </table:table-row>
        <table:table-row table:style-name="ro4">
          <table:table-cell/>
          <table:table-cell office:value-type="string">
            <text:p>врач</text:p>
          </table:table-cell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/>
          <table:table-cell office:value-type="string">
            <text:p>зав отделением</text:p>
          </table:table-cell>
          <table:table-cell office:value-type="float" office:value="25000">
            <text:p>25000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зав аптекой</text:p>
          </table:table-cell>
          <table:table-cell office:value-type="float" office:value="18000">
            <text:p>18000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/>
          <table:table-cell office:value-type="string">
            <text:p>завхоз</text:p>
          </table:table-cell>
          <table:table-cell office:value-type="float" office:value="17000">
            <text:p>17000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/>
          <table:table-cell office:value-type="string">
            <text:p>главврач</text:p>
          </table:table-cell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/>
          <table:table-cell office:value-type="string">
            <text:p>зав больницей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/>
          <table:table-cell table:style-name="ce5" office:value-type="string" table:number-columns-spanned="3" table:number-rows-spanned="1">
            <text:p>Суммарный месячный фонд зарплаты</text:p>
          </table:table-cell>
          <table:covered-table-cell table:number-columns-repeated="2"/>
          <table:table-cell/>
        </table:table-row>
      </table:table>
      <table:table table:name="Лист2" table:style-name="ta1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14.05.2013</text:date>, <text:time>15:36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3-05-14T15:24:44</meta:creation-date>
    <dc:date>2013-05-14T15:36:18</dc:date>
    <dc:creator>a </dc:creator>
    <meta:editing-duration>PT11M35S</meta:editing-duration>
    <meta:editing-cycles>1</meta:editing-cycles>
    <meta:document-statistic meta:table-count="3" meta:cell-count="31" meta:object-count="0"/>
    <meta:generator>LibreOffice/3.4$Linux LibreOffice_project/340m1$Build-402</meta:generator>
  </office:meta>
</office:document-meta>
</file>